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fe7f5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1cm" svg:height="11.3cm" svg:x="17cm" svg:y="3.7cm">
          <text:p/>
        </draw:rect>
        <draw:rect draw:style-name="gr2" draw:text-style-name="P2" xml:id="id7" draw:id="id7" draw:layer="layout" svg:width="4cm" svg:height="1.5cm" svg:x="17cm" svg:y="4.263cm">
          <text:p text:style-name="P1"><text:span text:style-name="T1">HDF data </text:span></text:p>
          <text:p text:style-name="P1"><text:span text:style-name="T1">Bestand afspelen</text:span></text:p>
        </draw:rect>
        <draw:rect draw:style-name="gr2" draw:text-style-name="P2" xml:id="id6" draw:id="id6" draw:layer="layout" svg:width="4cm" svg:height="1.5cm" svg:x="17cm" svg:y="6.426cm">
          <text:p text:style-name="P1"><text:span text:style-name="T1">HDF data </text:span><text:span text:style-name="T1"><text:line-break/></text:span><text:span text:style-name="T1">(not Imec) afspelen</text:span></text:p>
        </draw:rect>
        <draw:rect draw:style-name="gr2" draw:text-style-name="P2" xml:id="id5" draw:id="id5" draw:layer="layout" svg:width="4cm" svg:height="1.5cm" svg:x="17cm" svg:y="8.526cm">
          <text:p text:style-name="P1"><text:span text:style-name="T1">Live EEG </text:span></text:p>
          <text:p text:style-name="P1"><text:span text:style-name="T1">Data stream</text:span></text:p>
        </draw:rect>
        <draw:rect draw:style-name="gr2" draw:text-style-name="P2" xml:id="id3" draw:id="id3" draw:layer="layout" svg:width="4cm" svg:height="1.5cm" svg:x="17cm" svg:y="12.763cm">
          <text:p text:style-name="P1"><text:span text:style-name="T1">Other</text:span><text:span text:style-name="T1"><text:line-break/></text:span><text:span text:style-name="T1">sensor data</text:span></text:p>
        </draw:rect>
        <draw:custom-shape draw:style-name="gr3" draw:text-style-name="P2" xml:id="id1" draw:id="id1" draw:layer="layout" svg:width="5cm" svg:height="2.5cm" svg:x="24cm" svg:y="8cm">
          <text:p text:style-name="P1"><text:span text:style-name="T1">Filter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" draw:id="id2" draw:layer="layout" svg:width="5cm" svg:height="2.5cm" svg:x="30.7cm" svg:y="8cm">
          <text:p text:style-name="P1"><text:span text:style-name="T1">Synchronisat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4" draw:id="id4" draw:layer="layout" svg:width="4cm" svg:height="1.5cm" svg:x="17cm" svg:y="10.626cm">
          <text:p text:style-name="P1"><text:span text:style-name="T1">Internet input stream</text:span></text:p>
        </draw:rect>
        <draw:connector draw:style-name="gr4" draw:text-style-name="P1" draw:layer="layout" draw:type="line" svg:x1="29cm" svg:y1="9.25cm" svg:x2="30.7cm" svg:y2="9.25cm" draw:start-shape="id1" draw:start-glue-point="7" draw:end-shape="id2" svg:d="M29000 9250h1700">
          <text:p/>
        </draw:connector>
        <draw:connector draw:style-name="gr4" draw:text-style-name="P1" draw:layer="layout" draw:type="lines" svg:x1="21cm" svg:y1="13.513cm" svg:x2="24cm" svg:y2="9.25cm" draw:start-shape="id3" draw:end-shape="id1" draw:end-glue-point="5" svg:d="M21000 13513h501l1998-4263h501">
          <text:p/>
        </draw:connector>
        <draw:connector draw:style-name="gr4" draw:text-style-name="P1" draw:layer="layout" draw:type="lines" svg:x1="21cm" svg:y1="11.376cm" svg:x2="24cm" svg:y2="9.25cm" draw:start-shape="id4" draw:end-shape="id1" draw:end-glue-point="5" svg:d="M21000 11376h501l1998-2126h501">
          <text:p/>
        </draw:connector>
        <draw:connector draw:style-name="gr4" draw:text-style-name="P1" draw:layer="layout" draw:type="lines" svg:x1="21cm" svg:y1="9.276cm" svg:x2="24cm" svg:y2="9.25cm" draw:start-shape="id5" draw:end-shape="id1" draw:end-glue-point="5" svg:d="M21000 9276h501l1998-26h501">
          <text:p/>
        </draw:connector>
        <draw:connector draw:style-name="gr4" draw:text-style-name="P1" draw:layer="layout" draw:type="lines" svg:x1="21cm" svg:y1="7.176cm" svg:x2="24cm" svg:y2="9.25cm" draw:start-shape="id6" draw:end-shape="id1" draw:end-glue-point="5" svg:d="M21000 7176h501l1998 2074h501">
          <text:p/>
        </draw:connector>
        <draw:connector draw:style-name="gr4" draw:text-style-name="P1" draw:layer="layout" draw:type="lines" svg:x1="21cm" svg:y1="5.013cm" svg:x2="24cm" svg:y2="9.25cm" draw:start-shape="id7" draw:end-shape="id1" draw:end-glue-point="5" svg:d="M21000 5013h501l1998 4237h501">
          <text:p/>
        </draw:connector>
        <draw:ellipse draw:style-name="gr2" draw:text-style-name="P2" xml:id="id9" draw:id="id9" draw:layer="layout" svg:width="3.5cm" svg:height="1.5cm" svg:x="42.7cm" svg:y="6.5cm">
          <text:p text:style-name="P2">Visualisatie </text:p>
        </draw:ellipse>
        <draw:rect draw:style-name="gr2" draw:text-style-name="P2" xml:id="id8" draw:id="id8" draw:layer="layout" svg:width="3.6cm" svg:height="1.5cm" svg:x="37.5cm" svg:y="8.5cm">
          <text:p text:style-name="P1"><text:span text:style-name="T1">UDP</text:span></text:p>
        </draw:rect>
        <draw:ellipse draw:style-name="gr2" draw:text-style-name="P2" xml:id="id10" draw:id="id10" draw:layer="layout" svg:width="3.5cm" svg:height="1.5cm" svg:x="42.7cm" svg:y="8.5cm">
          <text:p text:style-name="P2">Ultrasoon</text:p>
        </draw:ellipse>
        <draw:ellipse draw:style-name="gr2" draw:text-style-name="P2" xml:id="id11" draw:id="id11" draw:layer="layout" svg:width="3.5cm" svg:height="1.5cm" svg:x="42.7cm" svg:y="10.5cm">
          <text:p text:style-name="P2">Portret</text:p>
        </draw:ellipse>
        <draw:connector draw:style-name="gr4" draw:text-style-name="P1" draw:layer="layout" draw:type="line" svg:x1="35.7cm" svg:y1="9.25cm" svg:x2="37.5cm" svg:y2="9.25cm" draw:start-shape="id2" draw:start-glue-point="7" draw:end-shape="id8" draw:end-glue-point="3" svg:d="M35700 9250h1800">
          <text:p/>
        </draw:connector>
        <draw:frame draw:style-name="gr5" draw:layer="layout" svg:width="2.166cm" svg:height="0.963cm" svg:x="43.2cm" svg:y="5cm">
          <draw:text-box>
            <text:p>Tests:</text:p>
          </draw:text-box>
        </draw:frame>
        <draw:connector draw:style-name="gr4" draw:text-style-name="P1" draw:layer="layout" svg:x1="41.1cm" svg:y1="9.25cm" svg:x2="42.7cm" svg:y2="7.25cm" draw:start-shape="id8" draw:end-shape="id9" svg:d="M41100 9250h800v-2000h800">
          <text:p/>
        </draw:connector>
        <draw:connector draw:style-name="gr4" draw:text-style-name="P1" draw:layer="layout" svg:x1="41.1cm" svg:y1="9.25cm" svg:x2="42.7cm" svg:y2="9.25cm" draw:start-shape="id8" draw:end-shape="id10" svg:d="M41100 9250h1600">
          <text:p/>
        </draw:connector>
        <draw:connector draw:style-name="gr4" draw:text-style-name="P1" draw:layer="layout" svg:x1="41.1cm" svg:y1="9.25cm" svg:x2="42.7cm" svg:y2="11.25cm" draw:start-shape="id8" draw:end-shape="id11" svg:d="M41100 9250h800v2000h800">
          <text:p/>
        </draw:connector>
        <draw:ellipse draw:style-name="gr2" draw:text-style-name="P2" xml:id="id12" draw:id="id12" draw:layer="layout" svg:width="3.5cm" svg:height="1.5cm" svg:x="42.7cm" svg:y="12.5cm">
          <text:p text:style-name="P2">Other output</text:p>
        </draw:ellipse>
        <draw:connector draw:style-name="gr4" draw:text-style-name="P1" draw:layer="layout" svg:x1="41.1cm" svg:y1="9.25cm" svg:x2="42.7cm" svg:y2="13.25cm" draw:start-shape="id8" draw:end-shape="id12" svg:d="M41100 9250h800v4000h800">
          <text:p/>
        </draw:connector>
        <draw:rect draw:style-name="gr2" draw:text-style-name="P2" xml:id="id13" draw:id="id13" draw:layer="layout" svg:width="3.7cm" svg:height="1.5cm" svg:x="27.8cm" svg:y="13.5cm">
          <text:p text:style-name="P1"><text:span text:style-name="T1">Configuratie</text:span></text:p>
        </draw:rect>
        <draw:connector draw:style-name="gr4" draw:text-style-name="P1" draw:layer="layout" draw:type="lines" svg:x1="29.65cm" svg:y1="13.5cm" svg:x2="26.5cm" svg:y2="10.5cm" draw:start-shape="id13" draw:start-glue-point="0" draw:end-shape="id1" draw:end-glue-point="6" svg:d="M29650 13500v-501l-3150-1997v-502">
          <text:p/>
        </draw:connector>
        <draw:connector draw:style-name="gr4" draw:text-style-name="P1" draw:layer="layout" draw:type="lines" svg:x1="29.65cm" svg:y1="13.5cm" svg:x2="33.2cm" svg:y2="10.5cm" draw:start-shape="id13" draw:start-glue-point="0" draw:end-shape="id2" draw:end-glue-point="6" svg:d="M29650 13500v-501l3550-1997v-502">
          <text:p/>
        </draw:connector>
        <draw:line draw:style-name="gr4" draw:text-style-name="P1" draw:layer="layout" svg:x1="29.7cm" svg:y1="16cm" svg:x2="29.7cm" svg:y2="15cm">
          <text:p/>
        </draw:line>
        <draw:line draw:style-name="gr4" draw:text-style-name="P1" draw:layer="layout" svg:x1="16cm" svg:y1="13.5cm" svg:x2="17cm" svg:y2="13.5cm">
          <text:p/>
        </draw:line>
        <draw:line draw:style-name="gr4" draw:text-style-name="P1" draw:layer="layout" svg:x1="16cm" svg:y1="11.4cm" svg:x2="17cm" svg:y2="11.4cm">
          <text:p/>
        </draw:line>
        <draw:line draw:style-name="gr4" draw:text-style-name="P1" draw:layer="layout" svg:x1="16cm" svg:y1="9.3cm" svg:x2="17cm" svg:y2="9.3cm">
          <text:p/>
        </draw:line>
        <draw:line draw:style-name="gr4" draw:text-style-name="P1" draw:layer="layout" svg:x1="16cm" svg:y1="7.2cm" svg:x2="17cm" svg:y2="7.2cm">
          <text:p/>
        </draw:line>
        <draw:line draw:style-name="gr4" draw:text-style-name="P1" draw:layer="layout" svg:x1="16cm" svg:y1="5cm" svg:x2="17cm" svg:y2="5cm">
          <text:p/>
        </draw:line>
        <draw:frame draw:style-name="gr5" draw:layer="layout" svg:width="3.66cm" svg:height="0.963cm" svg:x="28.5cm" svg:y="4.5cm">
          <draw:text-box>
            <text:p>Framewor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57M40S</meta:editing-duration>
    <meta:editing-cycles>41</meta:editing-cycles>
    <meta:generator>OpenOffice/4.1.1$Win32 OpenOffice.org_project/411m6$Build-9775</meta:generator>
    <dc:date>2015-01-30T14:37:40.15</dc:date>
    <meta:document-statistic meta:object-count="35"/>
  </office:meta>
</office:document-meta>
</file>